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3a53d" officeooo:paragraph-rsid="0013a53d" style:font-size-asian="19.25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veLayout is a view group that displays child views in relative positions.</text:p>
      <text:p text:style-name="P1">=&gt; The position of each view can be specified as relative to sibling element (such as to the left of or below another view) or in positions relative to the parent’s area.</text:p>
      <text:p text:style-name="P1">=&gt; It is very powerful because it eliminates nested view groups and keep your layout hierarchy flat, which improves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6:36:51.754259099</meta:creation-date>
    <meta:generator>LibreOffice/6.2.7.1$Linux_X86_64 LibreOffice_project/20$Build-1</meta:generator>
    <dc:date>2019-10-04T19:35:10.921156183</dc:date>
    <meta:editing-duration>PT2M28S</meta:editing-duration>
    <meta:editing-cycles>1</meta:editing-cycles>
    <meta:document-statistic meta:table-count="0" meta:image-count="0" meta:object-count="0" meta:page-count="1" meta:paragraph-count="3" meta:word-count="64" meta:character-count="376" meta:non-whitespace-character-count="315"/>
  </office:meta>
</office:document-meta>
</file>